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officeooo:rsid="000fa51a" officeooo:paragraph-rsid="000fa51a" style:font-size-asian="12.25pt" style:font-weight-asian="bold" style:font-size-complex="14pt" style:font-weight-complex="bold"/>
    </style:style>
    <style:style style:name="P2" style:family="paragraph" style:parent-style-name="Standard">
      <style:paragraph-properties fo:line-height="150%" fo:text-align="center" style:justify-single-word="false">
        <style:tab-stops>
          <style:tab-stop style:position="2.3752in"/>
        </style:tab-stops>
      </style:paragraph-properties>
      <style:text-properties fo:font-size="14pt" fo:font-weight="bold" officeooo:rsid="000fa51a" officeooo:paragraph-rsid="000fa51a" style:font-size-asian="12.25pt" style:font-weight-asian="bold" style:font-size-complex="14pt" style:font-weight-complex="bold"/>
    </style:style>
    <style:style style:name="P3" style:family="paragraph" style:parent-style-name="Standard">
      <style:paragraph-properties fo:line-height="150%" fo:text-align="start" style:justify-single-word="false">
        <style:tab-stops>
          <style:tab-stop style:position="2.3752in"/>
        </style:tab-stops>
      </style:paragraph-properties>
      <style:text-properties fo:font-size="14pt" fo:font-weight="bold" officeooo:rsid="000fa51a" officeooo:paragraph-rsid="000fa51a" style:font-size-asian="12.25pt" style:font-weight-asian="bold" style:font-size-complex="14pt" style:font-weight-complex="bold"/>
    </style:style>
    <style:style style:name="P4" style:family="paragraph" style:parent-style-name="Standard" style:list-style-name="L2">
      <style:paragraph-properties fo:line-height="150%" fo:text-align="start" style:justify-single-word="false">
        <style:tab-stops>
          <style:tab-stop style:position="2.3752in"/>
        </style:tab-stops>
      </style:paragraph-properties>
      <style:text-properties fo:font-size="14pt" fo:font-weight="bold" officeooo:rsid="00130b87" officeooo:paragraph-rsid="00130b87" style:font-size-asian="12.25pt" style:font-weight-asian="bold" style:font-size-complex="14pt" style:font-weight-complex="bold"/>
    </style:style>
    <style:style style:name="P5" style:family="paragraph" style:parent-style-name="Standard" style:list-style-name="L2">
      <style:paragraph-properties fo:line-height="150%" fo:text-align="start" style:justify-single-word="false">
        <style:tab-stops>
          <style:tab-stop style:position="2.3752in"/>
        </style:tab-stops>
      </style:paragraph-properties>
      <style:text-properties fo:font-size="14pt" fo:font-weight="normal" officeooo:rsid="00111620" officeooo:paragraph-rsid="0012763c" style:font-size-asian="12.25pt" style:font-weight-asian="bold" style:font-size-complex="14pt" style:font-weight-complex="bold"/>
    </style:style>
    <style:style style:name="P6" style:family="paragraph" style:parent-style-name="Standard" style:list-style-name="L2">
      <style:paragraph-properties fo:line-height="150%" fo:text-align="start" style:justify-single-word="false">
        <style:tab-stops>
          <style:tab-stop style:position="2.3752in"/>
        </style:tab-stops>
      </style:paragraph-properties>
      <style:text-properties fo:font-size="12pt" fo:font-weight="normal" officeooo:rsid="00111620" officeooo:paragraph-rsid="00111620" style:font-size-asian="12pt" style:font-weight-asian="bold" style:font-size-complex="12pt" style:font-weight-complex="bold"/>
    </style:style>
    <style:style style:name="P7" style:family="paragraph" style:parent-style-name="Standard" style:list-style-name="L2">
      <style:paragraph-properties fo:line-height="150%" fo:text-align="start" style:justify-single-word="false">
        <style:tab-stops>
          <style:tab-stop style:position="2.3752in"/>
        </style:tab-stops>
      </style:paragraph-properties>
      <style:text-properties fo:font-size="12pt" fo:font-weight="normal" officeooo:rsid="00111620" officeooo:paragraph-rsid="0012763c" style:font-size-asian="12pt" style:font-weight-asian="bold" style:font-size-complex="12pt" style:font-weight-complex="bold"/>
    </style:style>
    <style:style style:name="P8" style:family="paragraph" style:parent-style-name="Standard" style:list-style-name="L2">
      <style:paragraph-properties fo:line-height="150%" fo:text-align="start" style:justify-single-word="false">
        <style:tab-stops>
          <style:tab-stop style:position="2.3752in"/>
        </style:tab-stops>
      </style:paragraph-properties>
      <style:text-properties fo:font-size="12pt" fo:font-weight="normal" officeooo:rsid="00111620" officeooo:paragraph-rsid="0012763c" style:font-size-asian="12pt" style:font-weight-asian="normal" style:font-size-complex="12pt" style:font-weight-complex="normal"/>
    </style:style>
    <style:style style:name="P9" style:family="paragraph" style:parent-style-name="Standard" style:list-style-name="L2">
      <style:paragraph-properties fo:line-height="150%" fo:text-align="start" style:justify-single-word="false">
        <style:tab-stops>
          <style:tab-stop style:position="2.3752in"/>
        </style:tab-stops>
      </style:paragraph-properties>
      <style:text-properties fo:font-size="12pt" fo:font-weight="normal" officeooo:rsid="00111620" officeooo:paragraph-rsid="0014fb41" style:font-size-asian="12pt" style:font-weight-asian="normal" style:font-size-complex="12pt" style:font-weight-complex="normal"/>
    </style:style>
    <style:style style:name="P10" style:family="paragraph" style:parent-style-name="Standard" style:list-style-name="L21">
      <style:text-properties fo:font-size="12pt" fo:font-weight="normal" officeooo:paragraph-rsid="001f36f0" style:font-size-asian="12pt" style:font-weight-asian="normal" style:font-size-complex="12pt" style:font-weight-complex="normal"/>
    </style:style>
    <style:style style:name="P11" style:family="paragraph" style:parent-style-name="Standard" style:list-style-name="L2">
      <style:paragraph-properties fo:line-height="150%" fo:text-align="start" style:justify-single-word="false">
        <style:tab-stops>
          <style:tab-stop style:position="2.3752in"/>
        </style:tab-stops>
      </style:paragraph-properties>
      <style:text-properties officeooo:paragraph-rsid="000fa51a"/>
    </style:style>
    <style:style style:name="P12" style:family="paragraph" style:parent-style-name="Standard" style:list-style-name="L2">
      <style:paragraph-properties fo:line-height="150%" fo:text-align="start" style:justify-single-word="false">
        <style:tab-stops>
          <style:tab-stop style:position="2.3752in"/>
        </style:tab-stops>
      </style:paragraph-properties>
      <style:text-properties officeooo:paragraph-rsid="0014fb41"/>
    </style:style>
    <style:style style:name="P13" style:family="paragraph" style:parent-style-name="Standard" style:list-style-name="L21">
      <style:text-properties officeooo:paragraph-rsid="001f36f0"/>
    </style:style>
    <style:style style:name="P14" style:family="paragraph" style:parent-style-name="Text_20_body" style:list-style-name="L2">
      <style:paragraph-properties fo:line-height="150%" fo:text-align="start" style:justify-single-word="false">
        <style:tab-stops>
          <style:tab-stop style:position="2.3752in"/>
        </style:tab-stops>
      </style:paragraph-properties>
      <style:text-properties officeooo:paragraph-rsid="00111620"/>
    </style:style>
    <style:style style:name="P15" style:family="paragraph" style:parent-style-name="Text_20_body" style:list-style-name="L2">
      <style:paragraph-properties fo:line-height="150%" fo:text-align="start" style:justify-single-word="false">
        <style:tab-stops>
          <style:tab-stop style:position="2.3752in"/>
        </style:tab-stops>
      </style:paragraph-properties>
      <style:text-properties fo:font-size="14pt" fo:font-weight="normal" officeooo:rsid="00111620" officeooo:paragraph-rsid="00111620" style:font-size-asian="12.25pt" style:font-weight-asian="normal" style:font-size-complex="14pt" style:font-weight-complex="normal"/>
    </style:style>
    <style:style style:name="P16" style:family="paragraph" style:parent-style-name="Text_20_body" style:list-style-name="L6">
      <style:text-properties fo:font-size="14pt" fo:font-weight="bold" officeooo:rsid="00165775" officeooo:paragraph-rsid="00165775" style:font-size-asian="12.25pt" style:font-weight-asian="bold" style:font-size-complex="14pt" style:font-weight-complex="bold"/>
    </style:style>
    <style:style style:name="P17" style:family="paragraph" style:parent-style-name="Text_20_body" style:list-style-name="L6">
      <style:text-properties fo:font-size="14pt" fo:font-weight="bold" officeooo:rsid="00165775" officeooo:paragraph-rsid="001a8e9a" style:font-size-asian="12.25pt" style:font-weight-asian="bold" style:font-size-complex="14pt" style:font-weight-complex="bold"/>
    </style:style>
    <style:style style:name="P18" style:family="paragraph" style:parent-style-name="Text_20_body">
      <style:paragraph-properties style:line-height-at-least="0.1772in"/>
      <style:text-properties fo:font-size="14pt" fo:font-weight="bold" officeooo:rsid="001de461" officeooo:paragraph-rsid="001de461" style:font-size-asian="12.25pt" style:font-weight-asian="bold" style:font-size-complex="14pt" style:font-weight-complex="bold"/>
    </style:style>
    <style:style style:name="P19" style:family="paragraph" style:parent-style-name="Text_20_body">
      <style:text-properties fo:font-size="14pt" fo:font-weight="bold" officeooo:rsid="001f36f0" officeooo:paragraph-rsid="001f36f0" style:font-size-asian="12.25pt" style:font-weight-asian="bold" style:font-size-complex="14pt" style:font-weight-complex="bold"/>
    </style:style>
    <style:style style:name="P20" style:family="paragraph" style:parent-style-name="Text_20_body" style:list-style-name="L12">
      <style:text-properties fo:font-weight="bold" officeooo:rsid="0016807b" officeooo:paragraph-rsid="0016807b" style:font-weight-asian="bold" style:font-weight-complex="bold"/>
    </style:style>
    <style:style style:name="P21" style:family="paragraph" style:parent-style-name="Text_20_body" style:list-style-name="L15">
      <style:text-properties fo:font-weight="bold" officeooo:paragraph-rsid="001768a0" style:font-weight-asian="bold" style:font-weight-complex="bold"/>
    </style:style>
    <style:style style:name="P22" style:family="paragraph" style:parent-style-name="Text_20_body" style:list-style-name="L15">
      <style:text-properties fo:font-weight="bold" officeooo:paragraph-rsid="0018b86d" style:font-weight-asian="bold" style:font-weight-complex="bold"/>
    </style:style>
    <style:style style:name="P23" style:family="paragraph" style:parent-style-name="Text_20_body" style:list-style-name="L15">
      <style:text-properties fo:font-weight="bold" officeooo:paragraph-rsid="001a8e9a" style:font-weight-asian="bold" style:font-weight-complex="bold"/>
    </style:style>
    <style:style style:name="P24" style:family="paragraph" style:parent-style-name="Text_20_body" style:list-style-name="L21">
      <style:text-properties fo:font-weight="bold" officeooo:paragraph-rsid="001efda7" style:font-weight-asian="bold" style:font-weight-complex="bold"/>
    </style:style>
    <style:style style:name="P25" style:family="paragraph" style:parent-style-name="Text_20_body" style:list-style-name="L5"/>
    <style:style style:name="P26" style:family="paragraph" style:parent-style-name="Text_20_body" style:list-style-name="L6">
      <style:text-properties officeooo:paragraph-rsid="00165775"/>
    </style:style>
    <style:style style:name="P27" style:family="paragraph" style:parent-style-name="Text_20_body" style:list-style-name="L6">
      <style:text-properties fo:language="en" fo:country="IN"/>
    </style:style>
    <style:style style:name="P28" style:family="paragraph" style:parent-style-name="Text_20_body">
      <style:text-properties fo:font-size="12pt" fo:font-weight="normal" officeooo:rsid="001a8e9a" officeooo:paragraph-rsid="001a8e9a" style:font-size-asian="12pt" style:font-weight-asian="normal" style:font-size-complex="12pt" style:font-weight-complex="normal"/>
    </style:style>
    <style:style style:name="P29" style:family="paragraph" style:parent-style-name="Text_20_body" style:list-style-name="L21">
      <style:text-properties fo:font-size="12pt" fo:font-weight="normal" officeooo:paragraph-rsid="001efda7" style:font-size-asian="12pt" style:font-weight-asian="normal" style:font-size-complex="12pt" style:font-weight-complex="normal"/>
    </style:style>
    <style:style style:name="P30" style:family="paragraph" style:parent-style-name="Text_20_body">
      <style:text-properties fo:font-size="12pt" fo:font-weight="normal" officeooo:rsid="001f36f0" style:font-size-asian="10.5pt" style:font-weight-asian="normal" style:font-size-complex="12pt" style:font-weight-complex="normal"/>
    </style:style>
    <style:style style:name="P31" style:family="paragraph" style:parent-style-name="Text_20_body" style:list-style-name="L12"/>
    <style:style style:name="P32" style:family="paragraph" style:parent-style-name="Text_20_body" style:list-style-name="L12">
      <style:text-properties officeooo:paragraph-rsid="001768a0"/>
    </style:style>
    <style:style style:name="P33" style:family="paragraph" style:parent-style-name="Text_20_body" style:list-style-name="L13">
      <style:text-properties officeooo:paragraph-rsid="001a8e9a"/>
    </style:style>
    <style:style style:name="P34" style:family="paragraph" style:parent-style-name="Text_20_body" style:list-style-name="L15"/>
    <style:style style:name="P35" style:family="paragraph" style:parent-style-name="Text_20_body">
      <style:text-properties officeooo:paragraph-rsid="001c1d40"/>
    </style:style>
    <style:style style:name="P36" style:family="paragraph" style:parent-style-name="Text_20_body" style:list-style-name="L18">
      <style:text-properties officeooo:paragraph-rsid="001c1d40"/>
    </style:style>
    <style:style style:name="P37" style:family="paragraph" style:parent-style-name="Text_20_body" style:list-style-name="L19">
      <style:paragraph-properties style:line-height-at-least="0.1772in"/>
      <style:text-properties officeooo:paragraph-rsid="001de461"/>
    </style:style>
    <style:style style:name="P38" style:family="paragraph" style:parent-style-name="Text_20_body" style:list-style-name="L20">
      <style:paragraph-properties style:line-height-at-least="0.1772in"/>
      <style:text-properties officeooo:paragraph-rsid="001de461"/>
    </style:style>
    <style:style style:name="P39" style:family="paragraph" style:parent-style-name="Text_20_body" style:list-style-name="L21">
      <style:text-properties officeooo:paragraph-rsid="001efda7"/>
    </style:style>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6">
      <style:paragraph-properties fo:margin-top="0in" fo:margin-bottom="0in" loext:contextual-spacing="false"/>
      <style:text-properties fo:language="en" fo:country="IN"/>
    </style:style>
    <style:style style:name="P44" style:family="paragraph" style:parent-style-name="Text_20_body" style:list-style-name="L11">
      <style:paragraph-properties fo:margin-top="0in" fo:margin-bottom="0in" loext:contextual-spacing="false"/>
    </style:style>
    <style:style style:name="P45" style:family="paragraph" style:parent-style-name="Text_20_body" style:list-style-name="L19">
      <style:paragraph-properties fo:margin-top="0in" fo:margin-bottom="0in" loext:contextual-spacing="false" style:line-height-at-least="0.1772in"/>
    </style:style>
    <style:style style:name="P46" style:family="paragraph" style:parent-style-name="Text_20_body" style:list-style-name="L24">
      <style:paragraph-properties fo:margin-top="0in" fo:margin-bottom="0in" loext:contextual-spacing="false"/>
    </style:style>
    <style:style style:name="P47" style:family="paragraph" style:parent-style-name="Text_20_body" style:list-style-name="L27"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fb4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68a0" style:font-weight-asian="normal" style:font-weight-complex="normal"/>
    </style:style>
    <style:style style:name="T6" style:family="text">
      <style:text-properties fo:font-weight="normal" officeooo:rsid="0018b86d" style:font-weight-asian="normal" style:font-weight-complex="normal"/>
    </style:style>
    <style:style style:name="T7" style:family="text">
      <style:text-properties fo:font-weight="normal" officeooo:rsid="001a8e9a" style:font-weight-asian="normal" style:font-weight-complex="normal"/>
    </style:style>
    <style:style style:name="T8" style:family="text">
      <style:text-properties fo:font-size="12pt" style:font-size-asian="12pt" style:font-size-complex="12pt"/>
    </style:style>
    <style:style style:name="T9" style:family="text">
      <style:text-properties fo:font-size="12pt" officeooo:rsid="0014fb41" style:font-size-asian="12pt" style:font-size-complex="12pt"/>
    </style:style>
    <style:style style:name="T10" style:family="text">
      <style:text-properties fo:font-size="12pt" officeooo:rsid="00165775" style:font-size-asian="12pt" style:font-size-complex="12pt"/>
    </style:style>
    <style:style style:name="T11" style:family="text">
      <style:text-properties fo:font-size="12pt" officeooo:rsid="001de461" style:font-size-asian="12pt" style:font-size-complex="12pt"/>
    </style:style>
    <style:style style:name="T12" style:family="text">
      <style:text-properties fo:font-size="12pt" officeooo:rsid="001efda7" style:font-size-asian="12pt" style:font-size-complex="12pt"/>
    </style:style>
    <style:style style:name="T13" style:family="text">
      <style:text-properties fo:font-size="12pt" fo:font-weight="bold" style:font-size-asian="12pt" style:font-size-complex="12pt"/>
    </style:style>
    <style:style style:name="T14" style:family="text">
      <style:text-properties fo:font-size="12pt" fo:font-weight="bold" officeooo:rsid="001768a0"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111620" style:font-size-asian="12pt" style:font-weight-asian="normal" style:font-size-complex="12pt" style:font-weight-complex="normal"/>
    </style:style>
    <style:style style:name="T17" style:family="text">
      <style:text-properties fo:font-size="12pt" fo:font-weight="normal" officeooo:rsid="0016807b" style:font-size-asian="12pt" style:font-weight-asian="normal" style:font-size-complex="12pt" style:font-weight-complex="normal"/>
    </style:style>
    <style:style style:name="T18" style:family="text">
      <style:text-properties fo:font-size="12pt" fo:font-weight="normal" officeooo:rsid="00165775" style:font-size-asian="12pt" style:font-weight-asian="normal" style:font-size-complex="12pt" style:font-weight-complex="normal"/>
    </style:style>
    <style:style style:name="T19" style:family="text">
      <style:text-properties fo:font-size="12pt" fo:font-weight="normal" officeooo:rsid="001a8e9a" style:font-size-asian="12pt" style:font-weight-asian="normal" style:font-size-complex="12pt" style:font-weight-complex="normal"/>
    </style:style>
    <style:style style:name="T20" style:family="text">
      <style:text-properties fo:font-size="12pt" fo:font-weight="normal" officeooo:rsid="001c1d40" style:font-size-asian="12pt" style:font-weight-asian="normal" style:font-size-complex="12pt" style:font-weight-complex="normal"/>
    </style:style>
    <style:style style:name="T21" style:family="text">
      <style:text-properties fo:font-size="12pt" fo:font-weight="normal" officeooo:rsid="001de461" style:font-size-asian="12pt" style:font-weight-asian="normal" style:font-size-complex="12pt" style:font-weight-complex="normal"/>
    </style:style>
    <style:style style:name="T22" style:family="text">
      <style:text-properties fo:font-size="12pt" fo:font-weight="normal" officeooo:rsid="001efda7" style:font-size-asian="12pt" style:font-weight-asian="normal" style:font-size-complex="12pt" style:font-weight-complex="normal"/>
    </style:style>
    <style:style style:name="T23" style:family="text">
      <style:text-properties fo:font-size="12pt" fo:font-style="italic" fo:font-weight="bold" officeooo:rsid="001c1d40" style:font-size-asian="10.5pt" style:font-style-asian="italic" style:font-weight-asian="bold" style:font-size-complex="12pt" style:font-style-complex="italic" style:font-weight-complex="bold"/>
    </style:style>
    <style:style style:name="T24" style:family="text">
      <style:text-properties fo:font-size="14pt" fo:font-weight="bold" officeooo:rsid="001a8e9a" style:font-size-asian="12.25pt" style:font-weight-asian="bold" style:font-size-complex="14pt" style:font-weight-complex="bold"/>
    </style:style>
    <style:style style:name="T25" style:family="text">
      <style:text-properties fo:font-size="14pt" fo:font-weight="bold" officeooo:rsid="001de461" style:font-size-asian="12.25pt" style:font-weight-asian="bold" style:font-size-complex="14pt" style:font-weight-complex="bold"/>
    </style:style>
    <style:style style:name="T26" style:family="text">
      <style:text-properties style:font-weight-asian="normal" style:font-weight-complex="normal"/>
    </style:style>
    <style:style style:name="T27" style:family="text">
      <style:text-properties officeooo:rsid="0012763c"/>
    </style:style>
    <style:style style:name="T28" style:family="text">
      <style:text-properties officeooo:rsid="0014fb41"/>
    </style:style>
    <style:style style:name="T29" style:family="text">
      <style:text-properties fo:language="en" fo:country="IN"/>
    </style:style>
    <style:style style:name="T30" style:family="text">
      <style:text-properties fo:language="en" fo:country="IN" fo:font-weight="bold" officeooo:rsid="00165775" style:font-weight-asian="bold" style:font-weight-complex="bold"/>
    </style:style>
    <style:style style:name="T31" style:family="text">
      <style:text-properties officeooo:rsid="00165775"/>
    </style:style>
    <style:style style:name="T32" style:family="text">
      <style:text-properties officeooo:rsid="0016807b"/>
    </style:style>
    <style:style style:name="T33" style:family="text">
      <style:text-properties fo:font-style="italic"/>
    </style:style>
    <style:style style:name="T34" style:family="text">
      <style:text-properties officeooo:rsid="001768a0"/>
    </style:style>
    <style:style style:name="T35" style:family="text">
      <style:text-properties officeooo:rsid="001c1d40"/>
    </style:style>
    <style:style style:name="T36" style:family="text">
      <style:text-properties officeooo:rsid="001efda7"/>
    </style:style>
    <style:style style:name="T37" style:family="text">
      <style:text-properties officeooo:rsid="001fc9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3035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text:bullet-char="•">
        <style:list-level-properties text:space-before="0.3035in" text:min-label-width="0.1965in"/>
        <style:text-properties style:font-name="OpenSymbol"/>
      </text:list-level-style-bullet>
      <text:list-level-style-number text:level="2" style:num-suffix="." style:num-format="1">
        <style:list-level-properties text:space-before="0.5in" text:min-label-width="0.25in"/>
      </text:list-level-style-number>
      <text:list-level-style-bullet text:level="3" text:style-name="Bullet_20_Symbols" text:bullet-char="•">
        <style:list-level-properties text:space-before="0.75in" text:min-label-width="0.25in"/>
        <style:text-properties style:font-name="Open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style:text-properties style:font-name="OpenSymbol"/>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text:bullet-char="•">
        <style:list-level-properties text:space-before="0.2945in" text:min-label-width="0.1965in"/>
        <style:text-properties style:font-name="OpenSymbol"/>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1</text:p>
      <text:p text:style-name="P2">INTRODUCTION TO <text:s/>INTELLECTUAL PROPERTY</text:p>
      <text:p text:style-name="P2"/>
      <text:p text:style-name="P3">1.EXPLAIN THE CONCEPT <text:s/>OF INTELLECTUAL PROPERTY?</text:p>
      <text:list xml:id="list2572652065" text:style-name="L2">
        <text:list-item>
          <text:p text:style-name="P11">Intellectual property rights are the rights given to persons over the creations of their minds. They usually give the creator an exclusive right over the use of his/her creation for a certain period of time.</text:p>
        </text:list-item>
        <text:list-item>
          <text:p text:style-name="P14"><text:span text:style-name="T1">Intellectual property</text:span> (<text:span text:style-name="T1">IP</text:span>) is a category of <text:span text:style-name="T27">property</text:span> that includes intangible creations of the human intellect. There are many types of intellectual property, and some countries recognize more than others.</text:p>
        </text:list-item>
        <text:list-item>
          <text:p text:style-name="P14">The best-known types are <text:span text:style-name="T27">patents,</text:span> <text:span text:style-name="T27">copyrights,</text:span> <text:span text:style-name="T27">trademarks</text:span> and <text:span text:style-name="T27">trade secrets</text:span> The modern concept of intellectual property developed in <text:span text:style-name="T27">England </text:span>in the 17th and 18th centuries. </text:p>
        </text:list-item>
        <text:list-item>
          <text:p text:style-name="P14">The term "intellectual property" began to be used in the 19th century, though it was not until the late 20th century that intellectual property became commonplace in most of the world's <text:span text:style-name="T27">legal</text:span><text:a xlink:type="simple" xlink:href="https://en.wikipedia.org/wiki/List_of_national_legal_systems" text:style-name="Internet_20_link" text:visited-style-name="Visited_20_Internet_20_Link"> </text:a><text:span text:style-name="T27">systems.</text:span></text:p>
        </text:list-item>
        <text:list-item>
          <text:p text:style-name="P6">Intellectual Property Rights are important to stimulate and promote research and development. </text:p>
        </text:list-item>
        <text:list-item>
          <text:p text:style-name="P7">If the inventions and ideas of individuals and organizations are not protected then the concerned people or organizations will not reap the benefits of their hard work and naturally, it will lead to discontent and reduce the efforts in the field of research and development, which is extremely important for the growth and development of humanity</text:p>
        </text:list-item>
        <text:list-item>
          <text:p text:style-name="P5"><text:span text:style-name="T13">Types of Inte</text:span><text:span text:style-name="T1">llectual Property</text:span></text:p>
        </text:list-item>
        <text:list-item>
          <text:p text:style-name="P5"><text:span text:style-name="T26">Patents</text:span></text:p>
        </text:list-item>
        <text:list-item>
          <text:p text:style-name="P5">Trademarks</text:p>
        </text:list-item>
        <text:list-item>
          <text:p text:style-name="P5">Copyrights</text:p>
        </text:list-item>
        <text:list-item>
          <text:p text:style-name="P5">Trade Secrets</text:p>
          <text:p text:style-name="P4">KEY AGENCIES FOR <text:s/>INTELLECTUAL <text:s/>PROPERTY RIGHTS:</text:p>
          <text:p text:style-name="P4">WOR<text:span text:style-name="T28">L</text:span>D INTELLECTUAL PROPERTY ORGANIZATION</text:p>
        </text:list-item>
        <text:list-item>
          <text:p text:style-name="P8">WI is the global forum for intellectual property (IP) services, policy, information and cooperation. We are a self-funding agency of the United Nations, with 193 member states. Our <text:soft-page-break/>mission is to lead the development of a balanced and effective international IP system that enables innovation and creativity for the benefit of all."</text:p>
          <text:p text:style-name="P9">Intellectual property rights are customarily divided into two main areas:</text:p>
        </text:list-item>
      </text:list>
      <text:p text:style-name="Text_20_body"><text:span text:style-name="Strong_20_Emphasis"><text:span text:style-name="T8"><text:s text:c="9"/>. </text:span></text:span><text:span text:style-name="Strong_20_Emphasis"><text:span text:style-name="T9">(i)</text:span></text:span><text:span text:style-name="Strong_20_Emphasis"><text:span text:style-name="T8">Copyright and</text:span></text:span><text:span text:style-name="Strong_20_Emphasis"> rights related to copyright.</text:span> </text:p>
      <text:p text:style-name="Text_20_body">The rights of authors of literary and artistic works (such as books and other writings, musical compositions, paintings, sculpture, computer programs and films) are protected by copyright, for a minimum period of 50 years after the death of the author.</text:p>
      <text:list xml:id="list21535763391751" text:continue-numbering="true" text:style-name="L2">
        <text:list-item>
          <text:p text:style-name="P15"><text:span text:style-name="Strong_20_Emphasis">(ii)Industrial property.</text:span> </text:p>
        </text:list-item>
      </text:list>
      <text:p text:style-name="Text_20_body">Industrial property can usefully be divided into two main areas: </text:p>
      <text:list xml:id="list2002725591" text:style-name="L5">
        <text:list-item>
          <text:p text:style-name="P25">One area can be characterized as the protection of distinctive signs, in particular trademarks (which distinguish the goods or services of one undertaking from those of other undertakings) and geographical indications (which identify a good as originating in a place where a given characteristic of the good is essentially attributable to its geographical origin).</text:p>
        </text:list-item>
      </text:list>
      <text:list xml:id="list21534659523463" text:continue-list="list21535763391751" text:style-name="L2">
        <text:list-item>
          <text:p text:style-name="P9">Other types of industrial property are protected primarily to stimulate innovation, design and the creation of technology. In this category fall inventions (protected by patents), industrial designs and trade secrets.<text:line-break/><text:line-break/>The social purpose is to provide protection for the results of investment in the development of new technology, thus giving the incentive and means to finance research and development activities.</text:p>
          <text:p text:style-name="P9"><text:span text:style-name="T3">ADVANTAGES:</text:span></text:p>
          <text:p text:style-name="P12"><text:span text:style-name="T29">Enabling indirect revenues. ... </text:span></text:p>
        </text:list-item>
        <text:list-item text:style-override="L6">
          <text:p text:style-name="P43">Promotion of culture. ... </text:p>
        </text:list-item>
        <text:list-item text:style-override="L6">
          <text:p text:style-name="P43">Dissemination of technical information. ... </text:p>
        </text:list-item>
        <text:list-item text:style-override="L6">
          <text:p text:style-name="P43">Facilitating technology transfer. ... </text:p>
        </text:list-item>
        <text:list-item text:style-override="L6">
          <text:p text:style-name="P43">'Open source' relies on IPR. ... </text:p>
        </text:list-item>
        <text:list-item text:style-override="L6">
          <text:p text:style-name="P43">Collateral to obtain financing. ... </text:p>
        </text:list-item>
        <text:list-item text:style-override="L6">
          <text:p text:style-name="P27">Providing guarantees regarding the quality and safety of p<text:span text:style-name="T31">roperty.</text:span></text:p>
          <text:p text:style-name="P26"><text:span text:style-name="T30">DISADVANTAGES</text:span></text:p>
        </text:list-item>
        <text:list-item text:style-override="L6">
          <text:p text:style-name="P26"><text:span text:style-name="T16">Infringement and Piracy Challenges</text:span></text:p>
        </text:list-item>
        <text:list-item text:style-override="L6">
          <text:p text:style-name="P26"><text:span text:style-name="T16">Decreased Quality Over Time</text:span></text:p>
        </text:list-item>
        <text:list-item text:style-override="L6">
          <text:p text:style-name="P26"><text:span text:style-name="T16">Stifling Innovation and Creativity</text:span></text:p>
        </text:list-item>
        <text:list-item text:style-override="L6">
          <text:p text:style-name="P26"><text:span text:style-name="T16">Cultural and Knowledge Limitations</text:span></text:p>
          <text:p text:style-name="P16"><text:soft-page-break/><text:span text:style-name="T32">2.</text:span>WHAT ARE TYPES OF INTELLECTUAL PROPERTY RIGHTS?</text:p>
          <text:p text:style-name="P26"><text:span text:style-name="T23">A: <text:s text:c="2"/></text:span><text:span text:style-name="T18">Intellectual property is a broad categorical description of a set of </text:span><text:span text:style-name="T17">intangible</text:span><text:a xlink:type="simple" xlink:href="https://www.investopedia.com/terms/i/intangibleasset.asp" text:style-name="Internet_20_link" text:visited-style-name="Visited_20_Internet_20_Link"><text:span text:style-name="T18"> </text:span></text:a><text:span text:style-name="T17">assets</text:span><text:span text:style-name="T18"> that are owned by a company or individual. </text:span></text:p>
        </text:list-item>
        <text:list-item text:style-override="L6">
          <text:p text:style-name="P17"><text:span text:style-name="T15">It's legally protected from outside use or implementation without consent. An intangible asset is a non-physical asset. </text:span></text:p>
        </text:list-item>
        <text:list-item text:style-override="L6">
          <text:p text:style-name="P26"><text:span text:style-name="T18">Intellectual property is an umbrella term for a set of intangible assets or assets that aren't physical in nature.</text:span></text:p>
        </text:list-item>
        <text:list-item text:style-override="L11">
          <text:p text:style-name="P44">Intellectual property is owned and legally protected from outside use or implementation by a person or company without consent.</text:p>
        </text:list-item>
        <text:list-item text:style-override="L12">
          <text:p text:style-name="P31">It can consist of many types of assets, including trademarks, patents, and copyrights.</text:p>
          <text:p text:style-name="P20"><text:span text:style-name="T10">T</text:span><text:span text:style-name="T8">YPES OF INTELLECTUAL <text:s/>PROPERTY <text:s/>RIGHTS</text:span></text:p>
          <text:p text:style-name="P32"><text:span text:style-name="T17">Intellectual property can consist of many types of intangibles. </text:span></text:p>
        </text:list-item>
        <text:list-item text:style-override="L12">
          <text:p text:style-name="P32"><text:bookmark text:name="mntl-sc-block_31-0"/><text:span text:style-name="T14">PATENTS</text:span></text:p>
        </text:list-item>
      </text:list>
      <text:list xml:id="list4186873848" text:style-name="L13">
        <text:list-item>
          <text:p text:style-name="P33">A <text:span text:style-name="T34">patent</text:span> is a property right for an investor that's typically granted by a government agency such as the US. Patent and Trademark Office.</text:p>
        </text:list-item>
        <text:list-item>
          <text:p text:style-name="P33">The patent allows the inventor exclusive rights to the invention, which could be a design, process, improvement, or physical invention such as a machine. </text:p>
        </text:list-item>
        <text:list-item>
          <text:p text:style-name="P33">Technology and software companies often have patents for their designs. </text:p>
        </text:list-item>
        <text:list-item>
          <text:p text:style-name="P33">The patent for the personal computer was filed in 1980 by Steve Jobs and three other colleagues at Apple</text:p>
        </text:list-item>
      </text:list>
      <text:list xml:id="list939306780" text:style-name="L15">
        <text:list-item>
          <text:p text:style-name="P34"><text:bookmark text:name="mntl-sc-block_36-0"/><text:span text:style-name="T2">Copyrights </text:span></text:p>
        </text:list-item>
        <text:list-item>
          <text:p text:style-name="P23"><text:span text:style-name="T4">copy, or duplicate their material. Authors of books have their works copyrighted as do </text:span><text:span text:style-name="T5">copyrights </text:span><text:span text:style-name="T4">provide authors and creators of original material the exclusive right to use, musical artists. </text:span></text:p>
        </text:list-item>
        <text:list-item>
          <text:p text:style-name="P23"><text:span text:style-name="T4">A copyright also states that the original creators can grant </text:span><text:span text:style-name="T5">anyone authorization.</text:span><text:span text:style-name="T4"> through a licensing agreement to use the work</text:span></text:p>
        </text:list-item>
        <text:list-item>
          <text:p text:style-name="P23"><text:span text:style-name="T4">Copyright violations occur when an unauthorized party recreates all or a portion of an original work such as art, music, or a novel. </text:span></text:p>
        </text:list-item>
        <text:list-item>
          <text:p text:style-name="P23"><text:span text:style-name="T4">The duplicated content need not be an exact replica of the original to qualify as an infringement.</text:span></text:p>
        </text:list-item>
        <text:list-item>
          <text:p text:style-name="P21"><text:bookmark text:name="mntl-sc-block_39-0"/>Trademarks </text:p>
        </text:list-item>
        <text:list-item>
          <text:p text:style-name="P23"><text:span text:style-name="T4">A </text:span><text:span text:style-name="T5">trademark </text:span><text:span text:style-name="T4">is a symbol, phrase, or insignia that's recognizable and represents a product that legally separates it from other products. </text:span></text:p>
          <text:p text:style-name="P23"><text:span text:style-name="T4"/></text:p>
        </text:list-item>
        <text:list-item>
          <text:p text:style-name="P23"><text:soft-page-break/><text:span text:style-name="T4">A trademark is exclusively assigned to a company. It owns the trademark so no others may use or copy it. </text:span></text:p>
        </text:list-item>
        <text:list-item>
          <text:p text:style-name="P23"><text:span text:style-name="T4">A trademark is often associated with a company's brand. </text:span></text:p>
        </text:list-item>
        <text:list-item>
          <text:p text:style-name="P23"><text:span text:style-name="T4">The logo and brand name of Coca-Cola is owned by the Coca-Cola Company </text:span></text:p>
        </text:list-item>
        <text:list-item>
          <text:p text:style-name="P23"><text:span text:style-name="T4">Trademark infringement occurs when an unauthorized party uses a licensed trademark or a mark resembling the licensed trademark. </text:span></text:p>
        </text:list-item>
        <text:list-item>
          <text:p text:style-name="P23"><text:span text:style-name="T4">A competitor might use a mark similar to its rival's to disrupt business and attract their customer base. </text:span></text:p>
        </text:list-item>
        <text:list-item>
          <text:p text:style-name="P23"><text:span text:style-name="T4">Businesses in unrelated industries may use identical or similar marks to capitalize on another company's strong brand image.</text:span></text:p>
        </text:list-item>
        <text:list-item>
          <text:p text:style-name="P22"><text:bookmark text:name="mntl-sc-block_44-0"/>Franchises </text:p>
        </text:list-item>
        <text:list-item>
          <text:p text:style-name="P23"><text:span text:style-name="T4">A </text:span><text:span text:style-name="T6">franchise </text:span><text:span text:style-name="T4">is a license purchased by a company, individual, or a party called the franchisee. </text:span></text:p>
        </text:list-item>
        <text:list-item>
          <text:p text:style-name="P23"><text:span text:style-name="T4">It allows them to use the fran</text:span><text:span text:style-name="T6">chise</text:span><text:span text:style-name="T4"> name, trademark, proprietary knowledge, and processes. </text:span></text:p>
        </text:list-item>
        <text:list-item>
          <text:p text:style-name="P23"><text:span text:style-name="T4">The </text:span><text:span text:style-name="T6">franchise </text:span><text:span text:style-name="T4">is typically a small business owner or an entrepreneur who operates the store or franchise. </text:span></text:p>
        </text:list-item>
        <text:list-item>
          <text:p text:style-name="P23"><text:span text:style-name="T4">The license allows the franchisee to sell a product or provide a service under the company's name. </text:span></text:p>
        </text:list-item>
        <text:list-item>
          <text:p text:style-name="P23"><text:span text:style-name="T4">The franchis</text:span><text:span text:style-name="T6">e </text:span><text:span text:style-name="T4">is paid a start-up fee in return as well as ongoing </text:span><text:span text:style-name="T6">licensing</text:span><text:a xlink:type="simple" xlink:href="https://www.investopedia.com/terms/l/licensing-fee.asp" text:style-name="Internet_20_link" text:visited-style-name="Visited_20_Internet_20_Link"><text:span text:style-name="T4"> </text:span></text:a><text:span text:style-name="T6">fees</text:span><text:span text:style-name="T4"> by the franchisee.</text:span></text:p>
        </text:list-item>
        <text:list-item>
          <text:p text:style-name="P23"><text:span text:style-name="T4"><text:s/>Examples of companies that use the franchise business model include United Parcel Service <text:s/>and McDonald's . </text:span></text:p>
        </text:list-item>
        <text:list-item>
          <text:p text:style-name="P22"><text:bookmark text:name="mntl-sc-block_49-0"/>Trade Secrets </text:p>
        </text:list-item>
        <text:list-item>
          <text:p text:style-name="P23"><text:span text:style-name="T4">A </text:span><text:span text:style-name="T6">trade</text:span><text:a xlink:type="simple" xlink:href="https://www.investopedia.com/terms/t/trade-secret.asp" text:style-name="Internet_20_link" text:visited-style-name="Visited_20_Internet_20_Link"><text:span text:style-name="T4"> </text:span></text:a><text:span text:style-name="T6">secret </text:span><text:span text:style-name="T4">is a company's process or practice that isn't public information and provides an economic benefit or advantage to the company or holder of the trade secret.</text:span></text:p>
        </text:list-item>
        <text:list-item>
          <text:p text:style-name="P23"><text:span text:style-name="T4"><text:s/>Trade secrets must be actively protected by the company and are typically the result of a company's </text:span><text:span text:style-name="T6">research and development</text:span><text:span text:style-name="T4">. </text:span></text:p>
        </text:list-item>
        <text:list-item>
          <text:p text:style-name="P23"><text:span text:style-name="T4">This is why some employers require the signing of </text:span><text:span text:style-name="T7">non-disclosure agreement</text:span><text:span text:style-name="T4">. </text:span></text:p>
        </text:list-item>
        <text:list-item>
          <text:p text:style-name="P23"><text:bookmark text:name="mntl-sc-block_52-0"/><text:span text:style-name="T4">Examples of trade secrets could be a design, pattern, recipe, formula, or proprietary process. </text:span></text:p>
        </text:list-item>
        <text:list-item>
          <text:p text:style-name="P23"><text:span text:style-name="T4">Trade secrets are used to create a business model that differentiates the company's offerings to its customers by providing a competitive advantage. </text:span></text:p>
        </text:list-item>
        <text:list-item>
          <text:p text:style-name="P23"><text:span text:style-name="T4">Trade secrets are often protected by N</text:span><text:span text:style-name="T7"> .</text:span><text:span text:style-name="T4">They've violated the agreement and infringed upon the trade secret if a party to the agreement discloses all or parts of a trade secret to uninterested parties. </text:span></text:p>
        </text:list-item>
        <text:list-item>
          <text:p text:style-name="P23"><text:span text:style-name="T7">I</text:span><text:span text:style-name="T4">t's possible to be guilty of trade secret infringement when an isn't present.</text:span></text:p>
        </text:list-item>
        <text:list-item>
          <text:p text:style-name="P23"><text:soft-page-break/><text:span text:style-name="T4">Intellectual property can be used for various reasons such as branding and marketing as well as to protect assets that give a competitive advantage.</text:span></text:p>
        </text:list-item>
        <text:list-item>
          <text:p text:style-name="P23"><text:span text:style-name="T4">Assets come in many shapes and sizes but some don't have a physical presence. </text:span></text:p>
        </text:list-item>
        <text:list-item>
          <text:p text:style-name="P23"><text:span text:style-name="T4">Often called intangible assets, intellectual property holds just as much value for corporations as tangible assets. </text:span></text:p>
        </text:list-item>
        <text:list-item>
          <text:p text:style-name="P23"><text:span text:style-name="T4">Logos and brand names that can be patented and trademarked help consumers recognize popular companies and their products.</text:span></text:p>
        </text:list-item>
        <text:list-item>
          <text:p text:style-name="P23"><text:span text:style-name="T4"><text:s/>Companies should take the necessary steps to protect these assets so they aren't misused or infringed upon by others. </text:span></text:p>
        </text:list-item>
      </text:list>
      <text:p text:style-name="P35"><text:span text:style-name="T24">3.Explain the significance of intellectual property rights?</text:span></text:p>
      <text:list xml:id="list273118639" text:style-name="L18">
        <text:list-item>
          <text:p text:style-name="P36"><text:span text:style-name="T19">Intellectual Property Rights are the way to important than we think. </text:span></text:p>
        </text:list-item>
        <text:list-item>
          <text:p text:style-name="P36"><text:span text:style-name="T19">It is a legal term that refers to the exclusive rights given to creators and inventors to protect their original works, such as trademarks, patents, copyrights, and trade secrets. </text:span></text:p>
        </text:list-item>
        <text:list-item>
          <text:p text:style-name="P36"><text:span text:style-name="T19">The purpose of </text:span><text:span text:style-name="T20">IP</text:span><text:span text:style-name="T19"> is to encourage innovation and creativity while protecting the rights of the creators. </text:span></text:p>
        </text:list-item>
        <text:list-item>
          <text:p text:style-name="P36"><text:span text:style-name="T19">It plays a crucial role in fostering innovation and economic growth by providing incentives to inventors and creators to invest time and resources into developing new and improved products and technologies. </text:span></text:p>
        </text:list-item>
        <text:list-item>
          <text:p text:style-name="P36"><text:span text:style-name="T19">It also protects the investments made by these innovators by giving them exclusive rights to their creations, which can be traded, licensed, or sold. </text:span></text:p>
        </text:list-item>
        <text:list-item>
          <text:p text:style-name="P36">In addition to fostering innovation and economic growth, I<text:span text:style-name="T35">P </text:span>also benefits society in many ways. For example, patents and trademarks enable consumers to identify </text:p>
        </text:list-item>
        <text:list-item>
          <text:p text:style-name="P36"><text:span text:style-name="T19">For example, patents and trademarks enable consumers to identify and purchase genuine products, which protects them from counterfeit goods that may pose health and safety risks. </text:span></text:p>
        </text:list-item>
        <text:list-item>
          <text:p text:style-name="P36"><text:span text:style-name="T19">I</text:span><text:span text:style-name="T20">t </text:span><text:span text:style-name="T19">also allows for the sharing of knowledge and information through licensing agreements, which encourages collaboration and the exchange of ideas among researchers and inventors.</text:span></text:p>
        </text:list-item>
        <text:list-item>
          <text:p text:style-name="P36"><text:span text:style-name="T19"><text:s/>I</text:span><text:span text:style-name="T20">t </text:span><text:span text:style-name="T19">also benefits developing countries by enabling them to participate in the global economy and attract foreign investment. </text:span></text:p>
        </text:list-item>
        <text:list-item>
          <text:p text:style-name="P36"><text:span text:style-name="T19">Strong I</text:span><text:span text:style-name="T20">P</text:span><text:span text:style-name="T19"> protection provides investors with the confidence to invest in a country's economy, which can create jobs, stimulate economic growth, and improve the overall standard of living. </text:span></text:p>
        </text:list-item>
        <text:list-item>
          <text:p text:style-name="P36"><text:span text:style-name="T19">IP is an essential tool that benefits everyone, from inventors and creators to consumers and society as a whole.</text:span></text:p>
        </text:list-item>
        <text:list-item>
          <text:p text:style-name="P36"><text:span text:style-name="T19"><text:s/>It fosters innovation, promotes economic growth, and protects consumers from counterfeit goods while encouraging collaboration and the sharing of knowledge.</text:span></text:p>
        </text:list-item>
        <text:list-item>
          <text:p text:style-name="P36"><text:soft-page-break/><text:span text:style-name="T19"><text:s/>As such, we all must understand the significance of IP and support its protection and enforcement. </text:span></text:p>
        </text:list-item>
      </text:list>
      <text:p text:style-name="P28"><text:span text:style-name="Strong_20_Emphasis">Innovative idea <text:s/>means to earn profit</text:span> – Ideas do have little to no worth of their own. IP has great untapped potential to turn your innovations into products and services which are commercially viable. The registering of copyright and patent will result in a constant stream of fee and increased income that will boost the overall market result. </text:p>
      <text:list xml:id="list3610719569" text:style-name="L19">
        <text:list-item>
          <text:p text:style-name="P45"><text:span text:style-name="Strong_20_Emphasis">Export Business Opportunities</text:span> – The productivity of a company in the export market is also improved by intellectual property. An IP right holder may use these logos or designs to sell products and services in foreign countries and may obtain a franchise arrangement with the overseas corporation, or export the proprietary products. </text:p>
        </text:list-item>
        <text:list-item>
          <text:p text:style-name="P45"><text:span text:style-name="Strong_20_Emphasis">Encourage the ideas by securing them</text:span> -There will still be people who will attempt to duplicate the concept or development for monetary benefit if anyone has a unique idea or development. It is also necessary to protect the IP properties until any third party is unlawfully infringed. For all forms and sizes of companies, IP security may be implemented. Thus, after evaluating the market needs and situations, a person should determine which Intellectual Property Rights (trademark, copyright or patent registration) should be used to cover various areas of IP. </text:p>
        </text:list-item>
        <text:list-item>
          <text:p text:style-name="P37"><text:span text:style-name="Strong_20_Emphasis">Business Growth –</text:span> Shielding their exclusive goods or services, which the rivals will use to take away market share, resulting in steady growth and profits, is very important for small scale enterprise. Losing a market share of a sector at the initial level can be dangerous in the long run to its corporate health. </text:p>
        </text:list-item>
        <text:list-item>
          <text:p text:style-name="P37"><text:span text:style-name="T19">From dawn to dusk, a regular guy comes across intellectual properties. </text:span></text:p>
        </text:list-item>
        <text:list-item>
          <text:p text:style-name="P37"><text:span text:style-name="T19">The items have a very wide range and are related to food, shelter and clothing; things of survival, comfort and pleasure. </text:span></text:p>
        </text:list-item>
        <text:list-item>
          <text:p text:style-name="P37"><text:span text:style-name="T19">He deals with these assets, including waking up from a Gautier bed, using a supportive Sleep well mattress and pillows, getting a cup of Tea, to wearing a Nike track suite and shoes for a morning walk.</text:span></text:p>
        </text:list-item>
        <text:list-item>
          <text:p text:style-name="P37"><text:span text:style-name="T19">A Modern Bread or Mother Dairy Milk at tea, or a cup of Nescafe, driving to the office in a Zen car, using a Compaq machine, and coming back in a car. </text:span></text:p>
        </text:list-item>
        <text:list-item>
          <text:p text:style-name="P37"><text:span text:style-name="T19">In the evening, watching Sony Television and setting alarm to wake up in the morning in his / her Swatch watch, he uses the items which are somebody’s intellectual properties. </text:span></text:p>
        </text:list-item>
        <text:list-item>
          <text:p text:style-name="P37"><text:span text:style-name="T19">These properties are protected by a copyright or a right to copying or a trade mark. </text:span></text:p>
        </text:list-item>
        <text:list-item>
          <text:p text:style-name="P37"><text:span text:style-name="T19">As the life of a common man is very closely connected with papers and goods that are under human property protected by statu</text:span><text:span text:style-name="T21">e </text:span><text:span text:style-name="T19">Without the owner’s consent, the copying, duplication, alteration, and illegal duplication of these objects which constitute a serious offen</text:span><text:span text:style-name="T21">s</text:span><text:span text:style-name="T19">e. </text:span></text:p>
        </text:list-item>
        <text:list-item>
          <text:p text:style-name="P37"><text:span text:style-name="T19">Therefore, for a common man, knowledge of intellectual property rights is needed.</text:span></text:p>
        </text:list-item>
        <text:list-item>
          <text:p text:style-name="P37"><text:span text:style-name="T19">Political leaders around the world have since formed proposals to expand access to IP rights pertaining . </text:span></text:p>
        </text:list-item>
        <text:list-item>
          <text:p text:style-name="P37"><text:span text:style-name="T19">For e g., the EU is considering buying <text:s/>related rights to set up a pool or fund of publicly owned patents. </text:span></text:p>
        </text:list-item>
        <text:list-item>
          <text:p text:style-name="P37"><text:soft-page-break/><text:span text:style-name="T19">This is an important step in the IP sector and it is an extraordinary attempt by policymakers to ensure that the battle against the pandemic is not obstructed by patents. </text:span></text:p>
        </text:list-item>
        <text:list-item>
          <text:p text:style-name="P37"><text:span text:style-name="T19">Several countries are now considering a compulsory license scheme whereby governments permit a third party to perform or use a certain procedure without the patent owner’s consent.</text:span></text:p>
        </text:list-item>
      </text:list>
      <text:p text:style-name="P18">4.what are the international organizations for intellectual property?</text:p>
      <text:list xml:id="list3927225518" text:style-name="L20">
        <text:list-item>
          <text:p text:style-name="P38"><text:span text:style-name="T25"><text:s/>The World Trade Organization (WTO)</text:span></text:p>
        </text:list-item>
      </text:list>
      <text:list xml:id="list3604499226" text:style-name="L21">
        <text:list-item>
          <text:p text:style-name="P39">The <text:span text:style-name="T36">world trade organization </text:span>is an international organization which regulates trade between its 164 member states, including the United States. </text:p>
        </text:list-item>
        <text:list-item>
          <text:p text:style-name="P39">At the heart of the WTO system are the WTO agreements, negotiated and signed by a large majority of the world’s trading nations, and ratified in their parliaments. </text:p>
        </text:list-item>
        <text:list-item>
          <text:p text:style-name="P39">These agreements are the legal ground-rules for international commerce.</text:p>
        </text:list-item>
        <text:list-item>
          <text:p text:style-name="P39"><text:span text:style-name="T21">One of these agreements is the 1994 Agreement on </text:span><text:span text:style-name="T22">trade -related</text:span><text:a xlink:type="simple" xlink:href="http://www.wto.org/english/tratop_e/trips_e/trips_e.htm" office:target-frame-name="_blank" xlink:show="new" text:style-name="Internet_20_link" text:visited-style-name="Visited_20_Internet_20_Link"><text:span text:style-name="T21"> <text:s/></text:span></text:a><text:span text:style-name="T22">property rights </text:span><text:span text:style-name="T21">which introduced intellectual property rules into the multilateral trading system for the first time. </text:span></text:p>
        </text:list-item>
        <text:list-item>
          <text:p text:style-name="P39"><text:span text:style-name="T21">The WTO website contains information about that agreement and its implementation, as well as information about global rules of trade between nations.</text:span></text:p>
        </text:list-item>
        <text:list-item>
          <text:p text:style-name="P24"><text:span text:style-name="T11">The World Intellectual Property Organization </text:span></text:p>
        </text:list-item>
        <text:list-item>
          <text:p text:style-name="P39"><text:span text:style-name="T15">The World Intellectual Property Organization <text:s/>is a United Nations agency whose mission is “to lead the development of a balanced and effective intellectual property (IP) system that enables innovation and creativity for the benefit of all.” </text:span></text:p>
        </text:list-item>
        <text:list-item>
          <text:p text:style-name="P39"><text:span text:style-name="T15">Its website contains information on IP issues worldwide as well as information on the intellectual property application and registration systems that W</text:span><text:span text:style-name="T22">I </text:span><text:span text:style-name="T15">administers.</text:span></text:p>
        </text:list-item>
        <text:list-item>
          <text:p text:style-name="P24"><text:span text:style-name="T8">The World Health Organization (WHO</text:span><text:span text:style-name="T12">)</text:span></text:p>
        </text:list-item>
        <text:list-item>
          <text:p text:style-name="P39">To promote new thinking in innovation and access to medicines, the WHO created the Global Strategy and Plan of Action on Public Health, Innovation and Intellectual Property . encourages needs-driven research rather than purely market-driven research to target diseases which disproportionately affect people in developing countries.</text:p>
        </text:list-item>
        <text:list-item>
          <text:p text:style-name="P29">The <text:s/>a specialized agency of the United Nations, located in Geneva, Switzerland. </text:p>
        </text:list-item>
        <text:list-item>
          <text:p text:style-name="P29">mission is to lead the development of a balanced and effective international intellectual property (IP) system that enables innovation and creativity for the benefit of all. </text:p>
        </text:list-item>
        <text:list-item>
          <text:p text:style-name="P29">Established by the Convention in 1967, currently has 193 member states and provides a global policy forum, where governments, intergovernmental organizations, industry groups and civil society come together to address evolving IP issues. </text:p>
        </text:list-item>
        <text:list-item>
          <text:p text:style-name="P29">member states and observers meet regularly in a variety of standing committees and working groups. </text:p>
        </text:list-item>
        <text:list-item>
          <text:p text:style-name="P29"><text:soft-page-break/>In these bodies, members negotiate the changes and new rules needed to ensure that the international IP system keeps pace with the changing world, and continues to serve its fundamental purpose of encouraging innovation and creativity. </text:p>
        </text:list-item>
        <text:list-item>
          <text:p text:style-name="P29">The United States Patent and Trademark Office regularly represents the US. government in these bodies in order to further U.. IP policy, enhance the international framework administered by and improve IP systems generally.</text:p>
        </text:list-item>
        <text:list-item>
          <text:p text:style-name="P10">The Intellectual Property Rights Division at is intensively involved with issues pertaining to protection and enforcement of Intellectual Property Rights. </text:p>
        </text:list-item>
        <text:list-item>
          <text:p text:style-name="P10">It has taken decisive steps in raising the levels of awareness about Intellectual Property Rights among the citizens of India. </text:p>
        </text:list-item>
        <text:list-item>
          <text:p text:style-name="P10">In this regard constructive contributions span various capacity building exercises and training programs for the industry, the judiciary, and the law enforcement agencies. </text:p>
        </text:list-item>
        <text:list-item>
          <text:p text:style-name="P10">Further, the is a platform for continuous interaction between the industry and the Government with a view to providing an interface for businesses to resolve their issues pertaining .</text:p>
        </text:list-item>
        <text:list-item>
          <text:p text:style-name="P13"><text:span text:style-name="T15"><text:s/>Most importantly, <text:s/>is also instrumental in offering substantive and comprehensive inputs and feedback to the Government on policy-related matters.</text:span></text:p>
        </text:list-item>
        <text:list-item>
          <text:p text:style-name="P13">Division has established an Intellectual Property Education with the objective to impart specialized education in IP field. </text:p>
        </text:list-item>
        <text:list-item>
          <text:p text:style-name="P13">The objective is to develop awareness about as well as to develop a pool of professionals in the area of whose knowledge and services will benefit the Industry at large.</text:p>
        </text:list-item>
        <text:list-item>
          <text:p text:style-name="P13">The IP intends to become a premier IP Education place both for students and Industry.</text:p>
        </text:list-item>
      </text:list>
      <text:p text:style-name="Standard"> </text:p>
      <text:p text:style-name="P19">5.<text:span text:style-name="T37">Discuss agencies and treaties for intellectual property rights?</text:span></text:p>
      <text:list xml:id="list566108349" text:style-name="L25">
        <text:list-item>
          <text:p text:style-name="P41"><text:span text:style-name="Strong_20_Emphasis">Importance of IP</text:span>: Protects creators' rights, encourages innovation, and contributes to economic growth.</text:p>
        </text:list-item>
      </text:list>
      <text:list xml:id="list1497134141" text:style-name="L27">
        <text:list-item>
          <text:p text:style-name="P47"><text:s/><text:span text:style-name="Strong_20_Emphasis">World Intellectual Property Organization </text:span>: An agency of the United Nations that promotes the protection of intellectual property worldwide.</text:p>
        </text:list-item>
      </text:list>
      <text:list xml:id="list1786274280" text:style-name="L26">
        <text:list-item>
          <text:p text:style-name="P42"><text:span text:style-name="Strong_20_Emphasis">TRIPS Agreement</text:span>: The Trade-Related Aspects of Intellectual Property Rights, a comprehensive international agreement that sets minimum standards for IP protection among WTO members.</text:p>
        </text:list-item>
        <text:list-item>
          <text:p text:style-name="P42"><text:span text:style-name="Strong_20_Emphasis">Paris Convention</text:span>: Established in 1883, it focuses on industrial property protection, including patents and trademarks, and emphasizes national treatment.</text:p>
        </text:list-item>
        <text:list-item>
          <text:p text:style-name="P42"><text:span text:style-name="Strong_20_Emphasis">Convention</text:span>: Adopted in 1886, it protects literary and artistic works, ensuring that authors have rights over their creations.</text:p>
        </text:list-item>
        <text:list-item>
          <text:p text:style-name="P42"><text:span text:style-name="Strong_20_Emphasis">Rome Convention</text:span>: Protects the rights of performers, producers of and broadcasting organizations.</text:p>
        </text:list-item>
        <text:list-item>
          <text:p text:style-name="P42"><text:span text:style-name="Strong_20_Emphasis">Patent Law Treaty</text:span>: Aims to harmonize and simplify patent application processes across member states.</text:p>
        </text:list-item>
        <text:list-item>
          <text:p text:style-name="P42"><text:span text:style-name="Strong_20_Emphasis">Madrid System</text:span>: Facilitates international trademark registration, allowing protection in multiple jurisdictions through a single application.</text:p>
        </text:list-item>
        <text:list-item>
          <text:p text:style-name="P42"><text:soft-page-break/><text:span text:style-name="Strong_20_Emphasis">Geneva Convention</text:span>: Protects producers of phonograms against unauthorized duplication.</text:p>
        </text:list-item>
        <text:list-item>
          <text:p text:style-name="P42"><text:span text:style-name="Strong_20_Emphasis">WIPO Copyright Treaty</text:span>: Addresses the protection of authors' rights in the digital environment.</text:p>
        </text:list-item>
        <text:list-item>
          <text:p text:style-name="P42"><text:span text:style-name="Strong_20_Emphasis">WIPO Performances and Phonograms Treaty</text:span>: Protects the rights of performers and producers of phonograms in the digital age.</text:p>
        </text:list-item>
        <text:list-item>
          <text:p text:style-name="P42"><text:span text:style-name="Strong_20_Emphasis">Doha Declaration</text:span>: Clarifies provisions of the TRIPS Agreement related to public health and access to medicines.</text:p>
        </text:list-item>
        <text:list-item>
          <text:p text:style-name="P42"><text:span text:style-name="Strong_20_Emphasis">National Treatment Principle</text:span>: Requires that foreign IP holders receive the same protection as domestic holders in member countries.</text:p>
        </text:list-item>
        <text:list-item>
          <text:p text:style-name="P42"><text:span text:style-name="Strong_20_Emphasis">Most-Favored-Nation Treatment</text:span>: Ensures that any favorable treatment granted to one country must be extended to all other member countries.</text:p>
        </text:list-item>
        <text:list-item>
          <text:p text:style-name="P42"><text:span text:style-name="Strong_20_Emphasis">Intellectual Property Rights Enforcement</text:span>: TRIPS mandates that member countries provide effective enforcement mechanisms against IP infringement.</text:p>
        </text:list-item>
        <text:list-item>
          <text:p text:style-name="P42"><text:span text:style-name="Strong_20_Emphasis">Geographical Indications</text:span>: Protects names that identify goods as originating from specific places, ensuring quality and reputation.</text:p>
        </text:list-item>
        <text:list-item>
          <text:p text:style-name="P42"><text:span text:style-name="Strong_20_Emphasis">Trade Secrets Protection</text:span>: The TRIPS Agreement includes provisions for the protection of undisclosed information and trade secrets.</text:p>
        </text:list-item>
        <text:list-item>
          <text:p text:style-name="P42"><text:span text:style-name="Strong_20_Emphasis">Utility Models</text:span>: Some countries offer protection for minor inventions through utility models, which are less stringent than patents.</text:p>
        </text:list-item>
        <text:list-item>
          <text:p text:style-name="P42"><text:span text:style-name="Strong_20_Emphasis">International Classification Systems</text:span>: The Nice Agreement and the <text:s/>Agreement provide classification systems for trademarks and industrial designs, respectively.</text:p>
        </text:list-item>
        <text:list-item>
          <text:p text:style-name="P42"><text:span text:style-name="Strong_20_Emphasis">Capacity Building Initiatives</text:span>: conducts training and development programs to enhance IP management in developing countries.</text:p>
        </text:list-item>
        <text:list-item>
          <text:p text:style-name="P42"><text:span text:style-name="Strong_20_Emphasis">Dispute Resolution Mechanisms</text:span>: offers arbitration and mediation services to resolve IP disputes without litigation.</text:p>
        </text:list-item>
        <text:list-item>
          <text:p text:style-name="P42"><text:span text:style-name="Strong_20_Emphasis">Harmonization of IP Laws</text:span>: International treaties aim to harmonize IP laws across countries to facilitate trade and investment.</text:p>
        </text:list-item>
        <text:list-item>
          <text:p text:style-name="P42"><text:span text:style-name="Strong_20_Emphasis">Public Awareness Campaigns</text:span>: and other organizations promote awareness of IP rights and their importance to innovation.</text:p>
        </text:list-item>
        <text:list-item>
          <text:p text:style-name="P42"><text:span text:style-name="Strong_20_Emphasis">Bilateral and Multilateral Treaties</text:span>: Countries often enter into agreements to strengthen IP protection beyond international treaties.</text:p>
        </text:list-item>
        <text:list-item>
          <text:p text:style-name="P42"><text:span text:style-name="Strong_20_Emphasis">IP in Free Trade Agreements</text:span>: Many trade agreements include provisions for IP protection, reflecting its importance in global trade.</text:p>
        </text:list-item>
        <text:list-item>
          <text:p text:style-name="P42"><text:span text:style-name="Strong_20_Emphasis">Emerging Technologies</text:span>: Treaties are evolving to address challenges posed by digital technologies, such as copyright in the digital environment.</text:p>
        </text:list-item>
        <text:list-item>
          <text:p text:style-name="P42"><text:soft-page-break/><text:span text:style-name="Strong_20_Emphasis">Cultural Considerations</text:span>: IP treaties often consider cultural heritage and traditional knowledge, ensuring protection for indigenous creations.</text:p>
        </text:list-item>
        <text:list-item>
          <text:p text:style-name="P42"><text:span text:style-name="Strong_20_Emphasis">Future of IP Protection</text:span>: Ongoing discussions focus on adapting IP laws to new challenges, including digital piracy and the impact of artificial intelligence.</text:p>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5T23:40:11.162638796</meta:creation-date>
    <dc:date>2024-11-06T02:15:34.048213331</dc:date>
    <meta:editing-duration>PT9M40S</meta:editing-duration>
    <meta:editing-cycles>1</meta:editing-cycles>
    <meta:document-statistic meta:table-count="0" meta:image-count="0" meta:object-count="0" meta:page-count="10" meta:paragraph-count="170" meta:word-count="3280" meta:character-count="21013" meta:non-whitespace-character-count="17943"/>
    <meta:generator>LibreOffice/6.4.7.2$Linux_X86_64 LibreOffice_project/40$Build-2</meta:generator>
  </office:meta>
</office:document-meta>
</file>